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center" style:justify-single-word="false"/>
      <style:text-properties fo:font-weight="bold" officeooo:rsid="0002173f" officeooo:paragraph-rsid="0002173f" style:font-weight-asian="bold" style:font-weight-complex="bold"/>
    </style:style>
    <style:style style:name="P2" style:family="paragraph" style:parent-style-name="Standard">
      <style:paragraph-properties fo:margin-top="0in" fo:margin-bottom="0in" style:contextual-spacing="false"/>
      <style:text-properties fo:font-weight="bold" officeooo:rsid="0005cfd3" officeooo:paragraph-rsid="0005cfd3" style:font-weight-asian="bold" style:font-weight-complex="bold"/>
    </style:style>
    <style:style style:name="P3" style:family="paragraph" style:parent-style-name="Standard">
      <style:paragraph-properties fo:margin-top="0in" fo:margin-bottom="0in" style:contextual-spacing="false"/>
      <style:text-properties fo:font-weight="bold" officeooo:rsid="00070e89" officeooo:paragraph-rsid="00041c54" style:font-weight-asian="bold" style:font-weight-complex="bold"/>
    </style:style>
    <style:style style:name="P4" style:family="paragraph" style:parent-style-name="Standard">
      <style:paragraph-properties fo:margin-top="0in" fo:margin-bottom="0in" style:contextual-spacing="false"/>
      <style:text-properties officeooo:rsid="0002173f" officeooo:paragraph-rsid="0002173f"/>
    </style:style>
    <style:style style:name="P5" style:family="paragraph" style:parent-style-name="Standard">
      <style:paragraph-properties fo:margin-top="0in" fo:margin-bottom="0in" style:contextual-spacing="false"/>
      <style:text-properties officeooo:rsid="0005cfd3" officeooo:paragraph-rsid="0005cfd3"/>
    </style:style>
    <style:style style:name="P6" style:family="paragraph" style:parent-style-name="Standard">
      <style:paragraph-properties fo:margin-top="0in" fo:margin-bottom="0in" style:contextual-spacing="false"/>
      <style:text-properties officeooo:rsid="000adabe" officeooo:paragraph-rsid="000adabe"/>
    </style:style>
    <style:style style:name="P7" style:family="paragraph" style:parent-style-name="Standard">
      <style:paragraph-properties fo:margin-top="0in" fo:margin-bottom="0in" style:contextual-spacing="false"/>
      <style:text-properties fo:font-weight="normal" officeooo:rsid="000d2551" officeooo:paragraph-rsid="000d2551" style:font-weight-asian="normal" style:font-weight-complex="normal"/>
    </style:style>
    <style:style style:name="P8" style:family="paragraph" style:parent-style-name="Standard" style:list-style-name="L1">
      <style:paragraph-properties fo:margin-top="0in" fo:margin-bottom="0in" style:contextual-spacing="false"/>
      <style:text-properties officeooo:rsid="0002173f" officeooo:paragraph-rsid="0002173f"/>
    </style:style>
    <style:style style:name="P9" style:family="paragraph" style:parent-style-name="Standard" style:list-style-name="L2">
      <style:paragraph-properties fo:margin-top="0in" fo:margin-bottom="0in" style:contextual-spacing="false"/>
      <style:text-properties officeooo:rsid="0002173f" officeooo:paragraph-rsid="0005cfd3"/>
    </style:style>
    <style:style style:name="P10" style:family="paragraph" style:parent-style-name="Standard" style:list-style-name="L2">
      <style:paragraph-properties fo:margin-top="0in" fo:margin-bottom="0in" style:contextual-spacing="false"/>
      <style:text-properties officeooo:rsid="0002173f" officeooo:paragraph-rsid="000796b0"/>
    </style:style>
    <style:style style:name="P11" style:family="paragraph" style:parent-style-name="Standard" style:list-style-name="L1">
      <style:paragraph-properties fo:margin-top="0in" fo:margin-bottom="0in" style:contextual-spacing="false"/>
      <style:text-properties officeooo:rsid="00070e89" officeooo:paragraph-rsid="00070e89"/>
    </style:style>
    <style:style style:name="P12" style:family="paragraph" style:parent-style-name="Standard" style:list-style-name="L1">
      <style:paragraph-properties fo:margin-top="0in" fo:margin-bottom="0in" style:contextual-spacing="false"/>
      <style:text-properties officeooo:rsid="00041c54" officeooo:paragraph-rsid="00041c54"/>
    </style:style>
    <style:style style:name="P13" style:family="paragraph" style:parent-style-name="Standard" style:list-style-name="L2">
      <style:paragraph-properties fo:margin-top="0in" fo:margin-bottom="0in" style:contextual-spacing="false"/>
      <style:text-properties officeooo:rsid="0005cfd3" officeooo:paragraph-rsid="0005cfd3"/>
    </style:style>
    <style:style style:name="P14" style:family="paragraph" style:parent-style-name="Standard" style:list-style-name="L2">
      <style:paragraph-properties fo:margin-top="0in" fo:margin-bottom="0in" style:contextual-spacing="false"/>
      <style:text-properties officeooo:rsid="000d2551" officeooo:paragraph-rsid="000d2551"/>
    </style:style>
    <style:style style:name="P15" style:family="paragraph" style:parent-style-name="Standard" style:list-style-name="L2">
      <style:paragraph-properties fo:margin-top="0in" fo:margin-bottom="0in" style:contextual-spacing="false"/>
      <style:text-properties officeooo:rsid="000d2551" officeooo:paragraph-rsid="000f2d2c"/>
    </style:style>
    <style:style style:name="P16" style:family="paragraph" style:parent-style-name="Standard">
      <style:paragraph-properties fo:margin-top="0in" fo:margin-bottom="0in" style:contextual-spacing="false"/>
      <style:text-properties officeooo:rsid="001141a1" officeooo:paragraph-rsid="00041c54"/>
    </style:style>
    <style:style style:name="P17" style:family="paragraph" style:parent-style-name="Standard">
      <style:paragraph-properties fo:margin-top="0in" fo:margin-bottom="0in" style:contextual-spacing="false"/>
      <style:text-properties fo:font-weight="bold" officeooo:rsid="000d2551" officeooo:paragraph-rsid="000d2551" style:font-weight-asian="bold" style:font-weight-complex="bold"/>
    </style:style>
    <style:style style:name="P18" style:family="paragraph" style:parent-style-name="Standard">
      <style:paragraph-properties fo:margin-top="0in" fo:margin-bottom="0in" style:contextual-spacing="false"/>
      <style:text-properties fo:font-weight="bold" officeooo:rsid="0010d2d1" officeooo:paragraph-rsid="0010d2d1" style:font-weight-asian="bold" style:font-weight-complex="bold"/>
    </style:style>
    <style:style style:name="P19" style:family="paragraph" style:parent-style-name="Standard" style:list-style-name="L3">
      <style:paragraph-properties fo:margin-top="0in" fo:margin-bottom="0in" style:contextual-spacing="false"/>
      <style:text-properties fo:font-weight="normal" officeooo:rsid="000d2551" officeooo:paragraph-rsid="000d2551" style:font-weight-asian="normal" style:font-weight-complex="normal"/>
    </style:style>
    <style:style style:name="P20" style:family="paragraph" style:parent-style-name="Text_20_body" style:list-style-name="L4">
      <style:paragraph-properties fo:margin-top="0in" fo:margin-bottom="0in" style:contextual-spacing="false"/>
      <style:text-properties officeooo:paragraph-rsid="0010d2d1"/>
    </style:style>
    <style:style style:name="T1" style:family="text">
      <style:text-properties officeooo:rsid="00041c54"/>
    </style:style>
    <style:style style:name="T2" style:family="text">
      <style:text-properties officeooo:rsid="0005cfd3"/>
    </style:style>
    <style:style style:name="T3" style:family="text">
      <style:text-properties officeooo:rsid="00070e89"/>
    </style:style>
    <style:style style:name="T4" style:family="text">
      <style:text-properties officeooo:rsid="000796b0"/>
    </style:style>
    <style:style style:name="T5" style:family="text">
      <style:text-properties officeooo:rsid="000922b9"/>
    </style:style>
    <style:style style:name="T6" style:family="text">
      <style:text-properties officeooo:rsid="000c9a2f"/>
    </style:style>
    <style:style style:name="T7" style:family="text">
      <style:text-properties officeooo:rsid="000d2551"/>
    </style:style>
    <style:style style:name="T8" style:family="text">
      <style:text-properties officeooo:rsid="000ea1a3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0d2d1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ues</text:p>
      <text:p text:style-name="P4"/>
      <text:list xml:id="list190666896091620381" text:style-name="L1">
        <text:list-item>
          <text:p text:style-name="P8">A queue is an abstract data type or collection that is based on the first-in-first-out(FIFO) policy. The element added fir<text:span text:style-name="T1">st </text:span><text:span text:style-name="T3">is </text:span><text:span text:style-name="T1">the first to be removed.</text:span></text:p>
        </text:list-item>
        <text:list-item>
          <text:p text:style-name="P11">The important operations provided by this ADT are</text:p>
          <text:list>
            <text:list-item>
              <text:p text:style-name="P12"><text:span text:style-name="T3">Enqueueing – </text:span>The process of adding an element into the queue is called enqueueing and element.</text:p>
            </text:list-item>
            <text:list-item>
              <text:p text:style-name="P12"><text:span text:style-name="T3">Dequeueing – </text:span>The process of removing an element from the queue is called dequeueing the element.</text:p>
            </text:list-item>
          </text:list>
        </text:list-item>
      </text:list>
      <text:p text:style-name="P4"/>
      <text:p text:style-name="P2">Dynamic array implementation</text:p>
      <text:list xml:id="list5327664526490364546" text:style-name="L2">
        <text:list-item>
          <text:p text:style-name="P13">A dynamic array is an array which re-sizes automatically when there is no space for a new element.</text:p>
        </text:list-item>
        <text:list-item>
          <text:p text:style-name="P9"><text:span text:style-name="T2">The intuitive method of implementing a queue ADT using an array is by treating the front and back of an array as the front and back of the queue. </text:span><text:span text:style-name="T5">E</text:span><text:span text:style-name="T2">nqueueing and dequeueing </text:span><text:span text:style-name="T5">is done by maintaining pointers to the front and back of the queue</text:span><text:span text:style-name="T2">. But this is impractical as the array space freed up by dequeueing </text:span><text:span text:style-name="T4">is blocked </text:span><text:span text:style-name="T6">and </text:span><text:span text:style-name="T2">cannot be reused</text:span><text:span text:style-name="T7">(Figure 8)</text:span><text:span text:style-name="T4">. Thus after a number of deletions, the ADT(the queue) will contain a few elements whereas the underlying data structure(the array) will still occupy huge space reflecting the peak usage.</text:span></text:p>
        </text:list-item>
        <text:list-item>
          <text:p text:style-name="P10"><text:span text:style-name="T2">To use space efficiently the queue ADT is implemented as a circular buffer instead of a straight forward dynamic array implementation. </text:span><text:span text:style-name="T4">As a result array space freed up by dequeueing can be reused.</text:span></text:p>
        </text:list-item>
        <text:list-item>
          <text:p text:style-name="P10"><text:span text:style-name="T4">The implementation of the queue as a circular buffer is tricky. </text:span><text:span text:style-name="T7">A naïve circular buffer implementation using only 'front' and 'rear' indexes cannot distinguish between a full and an empty Q(Figure 7). This can be overcome by</text:span></text:p>
          <text:list>
            <text:list-item>
              <text:p text:style-name="P14">Always using an empty slot in the underlying array –<text:span text:style-name="T8"> </text:span><text:a xlink:type="simple" xlink:href="../workspace/ADT/src/QArrayEmptySlot.java"><text:span text:style-name="T8">Implementation</text:span></text:a></text:p>
              <text:list>
                <text:list-item>
                  <text:p text:style-name="P14">Disadvantage is that if the queue is small and the queue slots are big or implemented in hardware leaving a slot open is inefficient utilization of space.</text:p>
                </text:list-item>
              </text:list>
            </text:list-item>
            <text:list-item>
              <text:p text:style-name="P15">Keeping track of the number of items in the queue –<text:span text:style-name="T8"> </text:span><text:a xlink:type="simple" xlink:href="../workspace/ADT/src/QArrayCount.java"><text:span text:style-name="T8">Implementation</text:span></text:a></text:p>
              <text:list>
                <text:list-item>
                  <text:p text:style-name="P14">Access to the count variable by the enqueue and dequeue operations have to be synchronized together with the queue and the 'front' index.</text:p>
                </text:list-item>
              </text:list>
            </text:list-item>
          </text:list>
        </text:list-item>
      </text:list>
      <text:p text:style-name="P5"/>
      <text:p text:style-name="P3">Linked list implementation</text:p>
      <text:p text:style-name="P6">The linked list implementation is straight forward</text:p>
      <text:p text:style-name="P16"/>
      <text:p text:style-name="P17">References</text:p>
      <text:list xml:id="list3954304494311015452" text:style-name="L3">
        <text:list-item>
          <text:p text:style-name="P19">Sedgewick 3 and 4 edition</text:p>
        </text:list-item>
        <text:list-item>
          <text:p text:style-name="P19"><text:a xlink:type="simple" xlink:href="http://en.wikipedia.org/wiki/Circular_buffer">http://en.wikipedia.org/wiki/Circular_buffer</text:a></text:p>
        </text:list-item>
      </text:list>
      <text:p text:style-name="P7"/>
      <text:p text:style-name="P18">Can do</text:p>
      <text:list xml:id="list2652079280776559991" text:style-name="L4">
        <text:list-item>
          <text:p text:style-name="P20"><text:a xlink:type="simple" xlink:href="http://en.wikipedia.org/wiki/Circular_queue#Mirroring"><text:span text:style-name="T10">Mirroring</text:span></text:a></text:p>
        </text:list-item>
        <text:list-item>
          <text:p text:style-name="P20"><text:a xlink:type="simple" xlink:href="http://en.wikipedia.org/wiki/Circular_queue#Read_.2F_Write_Counts"><text:span text:style-name="T9">Read / Write Counts</text:span></text:a></text:p>
        </text:list-item>
        <text:list-item>
          <text:p text:style-name="P20"><text:a xlink:type="simple" xlink:href="http://en.wikipedia.org/wiki/Circular_queue#Absolute_indices"><text:span text:style-name="T9">Absolute indices</text:span></text:a></text:p>
        </text:list-item>
        <text:list-item>
          <text:p text:style-name="P20"><text:a xlink:type="simple" xlink:href="http://en.wikipedia.org/wiki/Circular_queue#Record_last_operation"><text:span text:style-name="T9">Record last operation</text:span></text:a><text:span text:style-name="T9">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S PMincho" style:font-size-asian="10.5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8T17:41:48.89</meta:creation-date>
    <meta:editing-duration>PT4H31M10S</meta:editing-duration>
    <meta:editing-cycles>13</meta:editing-cycles>
    <meta:generator>LibreOffice/4.0.2.2$Linux_x86 LibreOffice_project/400m0$Build-2</meta:generator>
    <dc:date>2013-04-28T09:31:33</dc:date>
    <dc:creator>Kempa </dc:creator>
    <meta:document-statistic meta:table-count="0" meta:image-count="0" meta:object-count="0" meta:page-count="1" meta:paragraph-count="24" meta:word-count="367" meta:character-count="2146" meta:non-whitespace-character-count="1816"/>
  </office:meta>
</office:document-meta>
</file>